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801cm" table:align="margins" style:shadow="#808080 0.199cm -0.199cm"/>
    </style:style>
    <style:style style:name="Table1.A" style:family="table-column">
      <style:table-column-properties style:column-width="3.36cm" style:rel-column-width="13107*"/>
    </style:style>
    <style:style style:name="Table1.A1" style:family="table-cell">
      <style:table-cell-properties fo:padding="0.049cm" fo:border-left="0.75pt solid #355269" fo:border-right="none" fo:border-top="0.75pt solid #355269" fo:border-bottom="0.75pt solid #355269" style:writing-mode="page"/>
    </style:style>
    <style:style style:name="Table1.E1" style:family="table-cell">
      <style:table-cell-properties fo:padding="0.049cm" fo:border="0.75pt solid #355269" style:writing-mode="page"/>
    </style:style>
    <style:style style:name="Table1.A2" style:family="table-cell">
      <style:table-cell-properties fo:padding="0.049cm" fo:border-left="0.75pt solid #355269" fo:border-right="none" fo:border-top="none" fo:border-bottom="0.75pt solid #355269" style:writing-mode="page"/>
    </style:style>
    <style:style style:name="Table1.E2" style:family="table-cell">
      <style:table-cell-properties fo:padding="0.049cm" fo:border-left="0.75pt solid #355269" fo:border-right="0.75pt solid #355269" fo:border-top="none" fo:border-bottom="0.75pt solid #355269" style:writing-mode="page"/>
    </style:style>
    <style:style style:name="Table1.A3" style:family="table-cell">
      <style:table-cell-properties fo:background-color="#eeeeee" fo:padding="0.049cm" fo:border-left="0.75pt solid #355269" fo:border-right="none" fo:border-top="none" fo:border-bottom="0.75pt solid #355269" style:writing-mode="page">
        <style:background-image/>
      </style:table-cell-properties>
    </style:style>
    <style:style style:name="Table1.E3" style:family="table-cell">
      <style:table-cell-properties fo:background-color="#eeeeee" fo:padding="0.049cm" fo:border-left="0.75pt solid #355269" fo:border-right="0.75pt solid #355269" fo:border-top="none" fo:border-bottom="0.75pt solid #355269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fo:color="#481d32" loext:opacity="100%" fo:font-weight="bold" officeooo:rsid="00108cc2" officeooo:paragraph-rsid="00108cc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108cc2" officeooo:paragraph-rsid="00108cc2"/>
    </style:style>
    <style:style style:name="P3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OT Table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Strength</text:p>
          </table:table-cell>
          <table:table-cell table:style-name="Table1.A1" office:value-type="string">
            <text:p text:style-name="P2">Weakness</text:p>
          </table:table-cell>
          <table:table-cell table:style-name="Table1.A1" office:value-type="string">
            <text:p text:style-name="P2">Opportunity</text:p>
          </table:table-cell>
          <table:table-cell table:style-name="Table1.E1" office:value-type="string">
            <text:p text:style-name="P2">Threat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2">Brandon</text:p>
          </table:table-cell>
          <table:table-cell table:style-name="Table1.A3" office:value-type="string">
            <text:p text:style-name="P2">Good at coding</text:p>
          </table:table-cell>
          <table:table-cell table:style-name="Table1.A3" office:value-type="string">
            <text:p text:style-name="P2">Time management</text:p>
          </table:table-cell>
          <table:table-cell table:style-name="Table1.A3" office:value-type="string">
            <text:p text:style-name="P2">Opportunity to learn how to work in a team</text:p>
          </table:table-cell>
          <table:table-cell table:style-name="Table1.E3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Technically advanced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Attention to detail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Fast learne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2">Sujal</text:p>
          </table:table-cell>
          <table:table-cell table:style-name="Table1.A3" office:value-type="string">
            <text:p text:style-name="P2">Good at typing</text:p>
          </table:table-cell>
          <table:table-cell table:style-name="Table1.A3" office:value-type="string">
            <text:p text:style-name="P2">Coding</text:p>
          </table:table-cell>
          <table:table-cell table:style-name="Table1.A3" office:value-type="string">
            <text:p text:style-name="P2">Opportunity to learn how to work in a team</text:p>
          </table:table-cell>
          <table:table-cell table:style-name="Table1.E3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Good at sourcing information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2">Olga</text:p>
          </table:table-cell>
          <table:table-cell table:style-name="Table1.A3" office:value-type="string">
            <text:p text:style-name="P2">Good at organising and managing things</text:p>
          </table:table-cell>
          <table:table-cell table:style-name="Table1.A3" office:value-type="string">
            <text:p text:style-name="P2">Coding </text:p>
          </table:table-cell>
          <table:table-cell table:style-name="Table1.A3" office:value-type="string">
            <text:p text:style-name="P2">Opportunity to learn how to work in a team</text:p>
          </table:table-cell>
          <table:table-cell table:style-name="Table1.E3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Good at adhering to the proces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Good at creative work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2">Rayyan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E3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ext:soft-page-break/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31T00:35:25.124988500</meta:creation-date>
    <dc:date>2026-01-31T00:44:52.170510100</dc:date>
    <meta:editing-duration>PT9M27S</meta:editing-duration>
    <meta:editing-cycles>1</meta:editing-cycles>
    <meta:document-statistic meta:table-count="1" meta:image-count="0" meta:object-count="0" meta:page-count="2" meta:paragraph-count="25" meta:word-count="75" meta:character-count="420" meta:non-whitespace-character-count="369"/>
    <meta:generator>LibreOffice/25.2.7.2$Windows_X86_64 LibreOffice_project/5cbfd1ab6520636bb5f7b99185aa69bd7456825d</meta:generator>
  </office:meta>
</office:document-meta>
</file>